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center"/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ff950e"/>
    </style:style>
    <style:style style:name="T6" style:family="text">
      <style:text-properties fo:color="#666666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666666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Sty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5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6">Data Stores</text:span></text:p>
          <text:p text:style-name="P1"><text:span text:style-name="T4">(Coverage, </text:span><text:span text:style-name="T7">Feature</text:span><text:span text:style-name="T4">, Metadata, Ti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8.4cm" svg:height="1.9cm" svg:x="10.6cm" svg:y="7.5cm">
          <text:p text:style-name="P6"><text:span text:style-name="T8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8.4cm" svg:height="1.9cm" svg:x="1.9cm" svg:y="7.5cm">
          <text:p text:style-name="P1"><text:span text:style-name="T9">Server Connections</text:span></text:p>
          <text:p text:style-name="P1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8T00:36:44</dc:date>
    <dc:creator>Markus Schneider</dc:creator>
    <meta:editing-duration>PT5H49M22S</meta:editing-duration>
    <meta:editing-cycles>7</meta:editing-cycles>
    <meta:generator>LibreOffice/3.5$Linux_X86_64 LibreOffice_project/350m1$Build-2</meta:generator>
    <meta:document-statistic meta:object-count="7"/>
  </office:meta>
</office:document-meta>
</file>